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04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3" table:default-cell-style-name="Default"/>
        <table:table-column table:style-name="co1" table:default-cell-style-name="ce5"/>
        <table:table-column table:style-name="co3" table:default-cell-style-name="ce2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2"/>
          <table:table-cell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7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7"/>
          <table:table-cell table:formula="of:=SUM([.D6:.M6])/5" office:value-type="float" office:value="119411" calcext:value-type="float">
            <text:p>119411</text:p>
          </table:table-cell>
          <table:table-cell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2"/>
          <table:table-cell table:formula="of:=SUM([.D7:.M7])/10" office:value-type="float" office:value="121579.1" calcext:value-type="float">
            <text:p>121579</text:p>
          </table:table-cell>
          <table:table-cell/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7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7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3"/>
          <table:table-cell table:formula="of:=SUM([.D10:.M10])/10" office:value-type="float" office:value="108487" calcext:value-type="float">
            <text:p>108487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3"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3"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4"/>
          <table:table-cell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3"/>
          <table:table-cell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2"/>
          <table:table-cell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2"/>
          <table:table-cell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2"/>
          <table:table-cell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2"/>
          <table:table-cell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2"/>
          <table:table-cell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2"/>
          <table:table-cell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2"/>
          <table:table-cell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2"/>
          <table:table-cell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2"/>
          <table:table-cell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2"/>
          <table:table-cell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2"/>
          <table:table-cell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2"/>
          <table:table-cell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2"/>
          <table:table-cell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2"/>
          <table:table-cell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2"/>
          <table:table-cell table:formula="of:=SUM([.D29:.M29])/10" office:value-type="float" office:value="125236.5" calcext:value-type="float">
            <text:p>125237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2"/>
          <table:table-cell table:formula="of:=SUM([.D31:.M31])/10" office:value-type="float" office:value="125503.3" calcext:value-type="float">
            <text:p>125503</text:p>
          </table:table-cell>
          <table:table-cell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2"/>
          <table:table-cell table:formula="of:=SUM([.D32:.M32])/10" office:value-type="float" office:value="124458.6" calcext:value-type="float">
            <text:p>124459</text:p>
          </table:table-cell>
          <table:table-cell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2"/>
          <table:table-cell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</table:table-row>
        <table:table-row table:style-name="ro1">
          <table:table-cell table:number-columns-repeated="16"/>
          <table:table-cell table:formula="of:=SUM([.D34:.M34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2"/>
          <table:table-cell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office:value-type="float" office:value="138062" calcext:value-type="float">
            <text:p>138062</text:p>
          </table:table-cell>
          <table:table-cell office:value-type="float" office:value="95224" calcext:value-type="float">
            <text:p>9522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33964" calcext:value-type="float">
            <text:p>133964</text:p>
          </table:table-cell>
          <table:table-cell office:value-type="float" office:value="120081" calcext:value-type="float">
            <text:p>120081</text:p>
          </table:table-cell>
          <table:table-cell office:value-type="float" office:value="138890" calcext:value-type="float">
            <text:p>138890</text:p>
          </table:table-cell>
          <table:table-cell office:value-type="float" office:value="114312" calcext:value-type="float">
            <text:p>114312</text:p>
          </table:table-cell>
          <table:table-cell office:value-type="float" office:value="140946" calcext:value-type="float">
            <text:p>140946</text:p>
          </table:table-cell>
          <table:table-cell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2"/>
          <table:table-cell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office:value-type="float" office:value="147126" calcext:value-type="float">
            <text:p>147126</text:p>
          </table:table-cell>
          <table:table-cell office:value-type="float" office:value="104913" calcext:value-type="float">
            <text:p>104913</text:p>
          </table:table-cell>
          <table:table-cell office:value-type="float" office:value="133083" calcext:value-type="float">
            <text:p>133083</text:p>
          </table:table-cell>
          <table:table-cell office:value-type="float" office:value="104252" calcext:value-type="float">
            <text:p>104252</text:p>
          </table:table-cell>
          <table:table-cell office:value-type="float" office:value="124436" calcext:value-type="float">
            <text:p>124436</text:p>
          </table:table-cell>
          <table:table-cell office:value-type="float" office:value="110859" calcext:value-type="float">
            <text:p>110859</text:p>
          </table:table-cell>
          <table:table-cell office:value-type="float" office:value="137015" calcext:value-type="float">
            <text:p>137015</text:p>
          </table:table-cell>
          <table:table-cell office:value-type="float" office:value="128268" calcext:value-type="float">
            <text:p>128268</text:p>
          </table:table-cell>
          <table:table-cell office:value-type="float" office:value="137147" calcext:value-type="float">
            <text:p>137147</text:p>
          </table:table-cell>
          <table:table-cell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2"/>
          <table:table-cell table:formula="of:=SUM([.D37:.M37])/10" office:value-type="float" office:value="124483.1" calcext:value-type="float">
            <text:p>124483</text:p>
          </table:table-cell>
          <table:table-cell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office:value-type="float" office:value="138358" calcext:value-type="float">
            <text:p>138358</text:p>
          </table:table-cell>
          <table:table-cell office:value-type="float" office:value="104639" calcext:value-type="float">
            <text:p>104639</text:p>
          </table:table-cell>
          <table:table-cell office:value-type="float" office:value="134860" calcext:value-type="float">
            <text:p>134860</text:p>
          </table:table-cell>
          <table:table-cell office:value-type="float" office:value="104670" calcext:value-type="float">
            <text:p>104670</text:p>
          </table:table-cell>
          <table:table-cell office:value-type="float" office:value="134529" calcext:value-type="float">
            <text:p>134529</text:p>
          </table:table-cell>
          <table:table-cell office:value-type="float" office:value="119893" calcext:value-type="float">
            <text:p>119893</text:p>
          </table:table-cell>
          <table:table-cell office:value-type="float" office:value="138556" calcext:value-type="float">
            <text:p>138556</text:p>
          </table:table-cell>
          <table:table-cell office:value-type="float" office:value="121854" calcext:value-type="float">
            <text:p>121854</text:p>
          </table:table-cell>
          <table:table-cell office:value-type="float" office:value="145274" calcext:value-type="float">
            <text:p>145274</text:p>
          </table:table-cell>
          <table:table-cell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2"/>
          <table:table-cell table:formula="of:=SUM([.D38:.M38])/10" office:value-type="float" office:value="125693.7" calcext:value-type="float">
            <text:p>125694</text:p>
          </table:table-cell>
          <table:table-cell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38249" calcext:value-type="float">
            <text:p>138249</text:p>
          </table:table-cell>
          <table:table-cell office:value-type="float" office:value="105420" calcext:value-type="float">
            <text:p>105420</text:p>
          </table:table-cell>
          <table:table-cell office:value-type="float" office:value="137025" calcext:value-type="float">
            <text:p>137025</text:p>
          </table:table-cell>
          <table:table-cell office:value-type="float" office:value="102642" calcext:value-type="float">
            <text:p>102642</text:p>
          </table:table-cell>
          <table:table-cell office:value-type="float" office:value="131887" calcext:value-type="float">
            <text:p>131887</text:p>
          </table:table-cell>
          <table:table-cell office:value-type="float" office:value="116998" calcext:value-type="float">
            <text:p>116998</text:p>
          </table:table-cell>
          <table:table-cell office:value-type="float" office:value="138034" calcext:value-type="float">
            <text:p>13803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36316" calcext:value-type="float">
            <text:p>136316</text:p>
          </table:table-cell>
          <table:table-cell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2"/>
          <table:table-cell table:formula="of:=SUM([.D39:.M39])/10" office:value-type="float" office:value="123811.8" calcext:value-type="float">
            <text:p>123812</text:p>
          </table:table-cell>
          <table:table-cell/>
        </table:table-row>
        <table:table-row table:style-name="ro1">
          <table:table-cell table:number-columns-repeated="16"/>
          <table:table-cell table:formula="of:=SUM([.D40:.M4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8" office:value-type="float" office:value="136090" calcext:value-type="float">
            <text:p>136090</text:p>
          </table:table-cell>
          <table:table-cell table:style-name="ce8" office:value-type="float" office:value="104447" calcext:value-type="float">
            <text:p>104447</text:p>
          </table:table-cell>
          <table:table-cell table:style-name="ce9" office:value-type="float" office:value="126296" calcext:value-type="float">
            <text:p>126296</text:p>
          </table:table-cell>
          <table:table-cell table:style-name="ce9" office:value-type="float" office:value="89075" calcext:value-type="float">
            <text:p>89075</text:p>
          </table:table-cell>
          <table:table-cell table:style-name="ce8" office:value-type="float" office:value="131732" calcext:value-type="float">
            <text:p>131732</text:p>
          </table:table-cell>
          <table:table-cell table:style-name="ce8" office:value-type="float" office:value="111810" calcext:value-type="float">
            <text:p>111810</text:p>
          </table:table-cell>
          <table:table-cell table:style-name="ce8" office:value-type="float" office:value="136844" calcext:value-type="float">
            <text:p>136844</text:p>
          </table:table-cell>
          <table:table-cell table:style-name="ce8" office:value-type="float" office:value="117110" calcext:value-type="float">
            <text:p>117110</text:p>
          </table:table-cell>
          <table:table-cell table:style-name="ce8" office:value-type="float" office:value="146297" calcext:value-type="float">
            <text:p>146297</text:p>
          </table:table-cell>
          <table:table-cell table:style-name="ce8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2"/>
          <table:table-cell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8" office:value-type="float" office:value="143690" calcext:value-type="float">
            <text:p>143690</text:p>
          </table:table-cell>
          <table:table-cell table:style-name="ce8" office:value-type="float" office:value="101266" calcext:value-type="float">
            <text:p>101266</text:p>
          </table:table-cell>
          <table:table-cell table:style-name="ce8" office:value-type="float" office:value="134683" calcext:value-type="float">
            <text:p>134683</text:p>
          </table:table-cell>
          <table:table-cell table:style-name="ce8" office:value-type="float" office:value="105810" calcext:value-type="float">
            <text:p>105810</text:p>
          </table:table-cell>
          <table:table-cell table:style-name="ce8" office:value-type="float" office:value="121523" calcext:value-type="float">
            <text:p>121523</text:p>
          </table:table-cell>
          <table:table-cell table:style-name="ce8" office:value-type="float" office:value="119686" calcext:value-type="float">
            <text:p>119686</text:p>
          </table:table-cell>
          <table:table-cell table:style-name="ce8" office:value-type="float" office:value="136236" calcext:value-type="float">
            <text:p>136236</text:p>
          </table:table-cell>
          <table:table-cell table:style-name="ce8" office:value-type="float" office:value="128826" calcext:value-type="float">
            <text:p>128826</text:p>
          </table:table-cell>
          <table:table-cell table:style-name="ce8" office:value-type="float" office:value="146523" calcext:value-type="float">
            <text:p>146523</text:p>
          </table:table-cell>
          <table:table-cell table:style-name="ce8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2"/>
          <table:table-cell table:formula="of:=SUM([.D42:.M42])/10" office:value-type="float" office:value="126067.9" calcext:value-type="float">
            <text:p>126068</text:p>
          </table:table-cell>
          <table:table-cell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8" office:value-type="float" office:value="142988" calcext:value-type="float">
            <text:p>142988</text:p>
          </table:table-cell>
          <table:table-cell table:style-name="ce8" office:value-type="float" office:value="103447" calcext:value-type="float">
            <text:p>103447</text:p>
          </table:table-cell>
          <table:table-cell table:style-name="ce8" office:value-type="float" office:value="134246" calcext:value-type="float">
            <text:p>134246</text:p>
          </table:table-cell>
          <table:table-cell table:style-name="ce8" office:value-type="float" office:value="107710" calcext:value-type="float">
            <text:p>107710</text:p>
          </table:table-cell>
          <table:table-cell table:style-name="ce8" office:value-type="float" office:value="124436" calcext:value-type="float">
            <text:p>124436</text:p>
          </table:table-cell>
          <table:table-cell table:style-name="ce8" office:value-type="float" office:value="119398" calcext:value-type="float">
            <text:p>119398</text:p>
          </table:table-cell>
          <table:table-cell table:style-name="ce8" office:value-type="float" office:value="137772" calcext:value-type="float">
            <text:p>137772</text:p>
          </table:table-cell>
          <table:table-cell table:style-name="ce8" office:value-type="float" office:value="119788" calcext:value-type="float">
            <text:p>119788</text:p>
          </table:table-cell>
          <table:table-cell table:style-name="ce8" office:value-type="float" office:value="141099" calcext:value-type="float">
            <text:p>141099</text:p>
          </table:table-cell>
          <table:table-cell table:style-name="ce8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2"/>
          <table:table-cell table:formula="of:=SUM([.D43:.M43])/10" office:value-type="float" office:value="124777" calcext:value-type="float">
            <text:p>124777</text:p>
          </table:table-cell>
          <table:table-cell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office:value-type="float" office:value="138453" calcext:value-type="float">
            <text:p>138453</text:p>
          </table:table-cell>
          <table:table-cell office:value-type="float" office:value="102348" calcext:value-type="float">
            <text:p>102348</text:p>
          </table:table-cell>
          <table:table-cell office:value-type="float" office:value="129440" calcext:value-type="float">
            <text:p>129440</text:p>
          </table:table-cell>
          <table:table-cell office:value-type="float" office:value="105256" calcext:value-type="float">
            <text:p>105256</text:p>
          </table:table-cell>
          <table:table-cell office:value-type="float" office:value="131449" calcext:value-type="float">
            <text:p>131449</text:p>
          </table:table-cell>
          <table:table-cell office:value-type="float" office:value="112785" calcext:value-type="float">
            <text:p>112785</text:p>
          </table:table-cell>
          <table:table-cell office:value-type="float" office:value="117788" calcext:value-type="float">
            <text:p>117788</text:p>
          </table:table-cell>
          <table:table-cell office:value-type="float" office:value="131128" calcext:value-type="float">
            <text:p>131128</text:p>
          </table:table-cell>
          <table:table-cell office:value-type="float" office:value="136770" calcext:value-type="float">
            <text:p>136770</text:p>
          </table:table-cell>
          <table:table-cell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2"/>
          <table:table-cell table:formula="of:=SUM([.D44:.M44])/10" office:value-type="float" office:value="122930.6" calcext:value-type="float">
            <text:p>122931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office:value-type="float" office:value="121677" calcext:value-type="float">
            <text:p>121677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185" calcext:value-type="float">
            <text:p>141185</text:p>
          </table:table-cell>
          <table:table-cell office:value-type="float" office:value="105500" calcext:value-type="float">
            <text:p>105500</text:p>
          </table:table-cell>
          <table:table-cell office:value-type="float" office:value="120852" calcext:value-type="float">
            <text:p>120852</text:p>
          </table:table-cell>
          <table:table-cell office:value-type="float" office:value="122246" calcext:value-type="float">
            <text:p>122246</text:p>
          </table:table-cell>
          <table:table-cell office:value-type="float" office:value="141612" calcext:value-type="float">
            <text:p>141612</text:p>
          </table:table-cell>
          <table:table-cell office:value-type="float" office:value="119904" calcext:value-type="float">
            <text:p>119904</text:p>
          </table:table-cell>
          <table:table-cell office:value-type="float" office:value="132120" calcext:value-type="float">
            <text:p>132120</text:p>
          </table:table-cell>
          <table:table-cell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2"/>
          <table:table-cell table:formula="of:=SUM([.D46:.M46])/10" office:value-type="float" office:value="121150.3" calcext:value-type="float">
            <text:p>121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office:value-type="float" office:value="129672" calcext:value-type="float">
            <text:p>129672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256" calcext:value-type="float">
            <text:p>141256</text:p>
          </table:table-cell>
          <table:table-cell office:value-type="float" office:value="100829" calcext:value-type="float">
            <text:p>100829</text:p>
          </table:table-cell>
          <table:table-cell office:value-type="float" office:value="130332" calcext:value-type="float">
            <text:p>130332</text:p>
          </table:table-cell>
          <table:table-cell office:value-type="float" office:value="114889" calcext:value-type="float">
            <text:p>114889</text:p>
          </table:table-cell>
          <table:table-cell office:value-type="float" office:value="134161" calcext:value-type="float">
            <text:p>134161</text:p>
          </table:table-cell>
          <table:table-cell office:value-type="float" office:value="121355" calcext:value-type="float">
            <text:p>121355</text:p>
          </table:table-cell>
          <table:table-cell office:value-type="float" office:value="124985" calcext:value-type="float">
            <text:p>124985</text:p>
          </table:table-cell>
          <table:table-cell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2"/>
          <table:table-cell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office:value-type="float" office:value="129049" calcext:value-type="float">
            <text:p>129049</text:p>
          </table:table-cell>
          <table:table-cell office:value-type="float" office:value="116208" calcext:value-type="float">
            <text:p>116208</text:p>
          </table:table-cell>
          <table:table-cell office:value-type="float" office:value="128343" calcext:value-type="float">
            <text:p>128343</text:p>
          </table:table-cell>
          <table:table-cell office:value-type="float" office:value="109959" calcext:value-type="float">
            <text:p>109959</text:p>
          </table:table-cell>
          <table:table-cell office:value-type="float" office:value="129161" calcext:value-type="float">
            <text:p>129161</text:p>
          </table:table-cell>
          <table:table-cell office:value-type="float" office:value="103430" calcext:value-type="float">
            <text:p>103430</text:p>
          </table:table-cell>
          <table:table-cell office:value-type="float" office:value="148037" calcext:value-type="float">
            <text:p>148037</text:p>
          </table:table-cell>
          <table:table-cell office:value-type="float" office:value="128279" calcext:value-type="float">
            <text:p>128279</text:p>
          </table:table-cell>
          <table:table-cell office:value-type="float" office:value="151505" calcext:value-type="float">
            <text:p>151505</text:p>
          </table:table-cell>
          <table:table-cell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2"/>
          <table:table-cell table:formula="of:=SUM([.D49:.M49])/10" office:value-type="float" office:value="125092.2" calcext:value-type="float">
            <text:p>125092</text:p>
          </table:table-cell>
          <table:table-cell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office:value-type="float" office:value="133862" calcext:value-type="float">
            <text:p>133862</text:p>
          </table:table-cell>
          <table:table-cell office:value-type="float" office:value="122389" calcext:value-type="float">
            <text:p>122389</text:p>
          </table:table-cell>
          <table:table-cell office:value-type="float" office:value="129758" calcext:value-type="float">
            <text:p>129758</text:p>
          </table:table-cell>
          <table:table-cell office:value-type="float" office:value="107115" calcext:value-type="float">
            <text:p>107115</text:p>
          </table:table-cell>
          <table:table-cell office:value-type="float" office:value="138695" calcext:value-type="float">
            <text:p>138695</text:p>
          </table:table-cell>
          <table:table-cell office:value-type="float" office:value="114282" calcext:value-type="float">
            <text:p>114282</text:p>
          </table:table-cell>
          <table:table-cell office:value-type="float" office:value="136605" calcext:value-type="float">
            <text:p>136605</text:p>
          </table:table-cell>
          <table:table-cell office:value-type="float" office:value="129804" calcext:value-type="float">
            <text:p>129804</text:p>
          </table:table-cell>
          <table:table-cell office:value-type="float" office:value="130472" calcext:value-type="float">
            <text:p>130472</text:p>
          </table:table-cell>
          <table:table-cell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2"/>
          <table:table-cell table:formula="of:=SUM([.D50:.M50])/10" office:value-type="float" office:value="126699.5" calcext:value-type="float">
            <text:p>126700</text:p>
          </table:table-cell>
          <table:table-cell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office:value-type="float" office:value="126171" calcext:value-type="float">
            <text:p>126171</text:p>
          </table:table-cell>
          <table:table-cell office:value-type="float" office:value="108339" calcext:value-type="float">
            <text:p>108339</text:p>
          </table:table-cell>
          <table:table-cell office:value-type="float" office:value="135789" calcext:value-type="float">
            <text:p>135789</text:p>
          </table:table-cell>
          <table:table-cell office:value-type="float" office:value="101731" calcext:value-type="float">
            <text:p>101731</text:p>
          </table:table-cell>
          <table:table-cell office:value-type="float" office:value="138443" calcext:value-type="float">
            <text:p>138443</text:p>
          </table:table-cell>
          <table:table-cell office:value-type="float" office:value="122817" calcext:value-type="float">
            <text:p>122817</text:p>
          </table:table-cell>
          <table:table-cell office:value-type="float" office:value="147122" calcext:value-type="float">
            <text:p>147122</text:p>
          </table:table-cell>
          <table:table-cell office:value-type="float" office:value="129949" calcext:value-type="float">
            <text:p>129949</text:p>
          </table:table-cell>
          <table:table-cell office:value-type="float" office:value="152555" calcext:value-type="float">
            <text:p>152555</text:p>
          </table:table-cell>
          <table:table-cell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2"/>
          <table:table-cell table:formula="of:=SUM([.D51:.M51])/10" office:value-type="float" office:value="126343.9" calcext:value-type="float">
            <text:p>126344</text:p>
          </table:table-cell>
          <table:table-cell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28879" calcext:value-type="float">
            <text:p>128879</text:p>
          </table:table-cell>
          <table:table-cell office:value-type="float" office:value="102670" calcext:value-type="float">
            <text:p>102670</text:p>
          </table:table-cell>
          <table:table-cell office:value-type="float" office:value="120011" calcext:value-type="float">
            <text:p>120011</text:p>
          </table:table-cell>
          <table:table-cell office:value-type="float" office:value="101866" calcext:value-type="float">
            <text:p>101866</text:p>
          </table:table-cell>
          <table:table-cell office:value-type="float" office:value="141409" calcext:value-type="float">
            <text:p>141409</text:p>
          </table:table-cell>
          <table:table-cell office:value-type="float" office:value="110838" calcext:value-type="float">
            <text:p>110838</text:p>
          </table:table-cell>
          <table:table-cell office:value-type="float" office:value="147375" calcext:value-type="float">
            <text:p>147375</text:p>
          </table:table-cell>
          <table:table-cell office:value-type="float" office:value="119895" calcext:value-type="float">
            <text:p>119895</text:p>
          </table:table-cell>
          <table:table-cell office:value-type="float" office:value="128519" calcext:value-type="float">
            <text:p>128519</text:p>
          </table:table-cell>
          <table:table-cell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2"/>
          <table:table-cell table:formula="of:=SUM([.D52:.M52])/10" office:value-type="float" office:value="121142.9" calcext:value-type="float">
            <text:p>121143</text:p>
          </table:table-cell>
          <table:table-cell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8472" calcext:value-type="float">
            <text:p>148472</text:p>
          </table:table-cell>
          <table:table-cell office:value-type="float" office:value="114672" calcext:value-type="float">
            <text:p>114672</text:p>
          </table:table-cell>
          <table:table-cell office:value-type="float" office:value="109986" calcext:value-type="float">
            <text:p>109986</text:p>
          </table:table-cell>
          <table:table-cell office:value-type="float" office:value="135910" calcext:value-type="float">
            <text:p>135910</text:p>
          </table:table-cell>
          <table:table-cell office:value-type="float" office:value="142459" calcext:value-type="float">
            <text:p>142459</text:p>
          </table:table-cell>
          <table:table-cell office:value-type="float" office:value="107983" calcext:value-type="float">
            <text:p>107983</text:p>
          </table:table-cell>
          <table:table-cell office:value-type="float" office:value="144180" calcext:value-type="float">
            <text:p>144180</text:p>
          </table:table-cell>
          <table:table-cell office:value-type="float" office:value="118032" calcext:value-type="float">
            <text:p>118032</text:p>
          </table:table-cell>
          <table:table-cell office:value-type="float" office:value="129888" calcext:value-type="float">
            <text:p>129888</text:p>
          </table:table-cell>
          <table:table-cell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2"/>
          <table:table-cell table:formula="of:=SUM([.D53:.M53])/10" office:value-type="float" office:value="125700.7" calcext:value-type="float">
            <text:p>125701</text:p>
          </table:table-cell>
          <table:table-cell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office:value-type="float" office:value="124907" calcext:value-type="float">
            <text:p>124907</text:p>
          </table:table-cell>
          <table:table-cell table:number-columns-repeated="2"/>
          <table:table-cell table:formula="of:=SUM([.D54:.M54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 table:number-columns-repeated="11"/>
          <table:table-cell office:value-type="float" office:value="122098" calcext:value-type="float">
            <text:p>122098</text:p>
          </table:table-cell>
          <table:table-cell table:number-columns-repeated="2"/>
          <table:table-cell table:formula="of:=SUM([.D55:.M55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34864" calcext:value-type="float">
            <text:p>134864</text:p>
          </table:table-cell>
          <table:table-cell office:value-type="float" office:value="113914" calcext:value-type="float">
            <text:p>113914</text:p>
          </table:table-cell>
          <table:table-cell office:value-type="float" office:value="125801" calcext:value-type="float">
            <text:p>125801</text:p>
          </table:table-cell>
          <table:table-cell office:value-type="float" office:value="123810" calcext:value-type="float">
            <text:p>123810</text:p>
          </table:table-cell>
          <table:table-cell office:value-type="float" office:value="130090" calcext:value-type="float">
            <text:p>130090</text:p>
          </table:table-cell>
          <table:table-cell office:value-type="float" office:value="115095" calcext:value-type="float">
            <text:p>115095</text:p>
          </table:table-cell>
          <table:table-cell office:value-type="float" office:value="146411" calcext:value-type="float">
            <text:p>146411</text:p>
          </table:table-cell>
          <table:table-cell office:value-type="float" office:value="116414" calcext:value-type="float">
            <text:p>116414</text:p>
          </table:table-cell>
          <table:table-cell office:value-type="float" office:value="154256" calcext:value-type="float">
            <text:p>154256</text:p>
          </table:table-cell>
          <table:table-cell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2"/>
          <table:table-cell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float" office:value="125231" calcext:value-type="float">
            <text:p>125231</text:p>
          </table:table-cell>
          <table:table-cell table:number-columns-repeated="2"/>
          <table:table-cell table:formula="of:=SUM([.D57:.M5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 table:number-columns-repeated="11"/>
          <table:table-cell office:value-type="float" office:value="125560" calcext:value-type="float">
            <text:p>125560</text:p>
          </table:table-cell>
          <table:table-cell table:number-columns-repeated="2"/>
          <table:table-cell table:formula="of:=SUM([.D58:.M58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9758" calcext:value-type="float">
            <text:p>129758</text:p>
          </table:table-cell>
          <table:table-cell office:value-type="float" office:value="122123" calcext:value-type="float">
            <text:p>122123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2"/>
          <table:table-cell table:formula="of:=SUM([.D59:.M59])/10" office:value-type="float" office:value="126020" calcext:value-type="float">
            <text:p>126020</text:p>
          </table:table-cell>
          <table:table-cell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12"/>
          <table:table-cell office:value-type="float" office:value="126113" calcext:value-type="float">
            <text:p>126113</text:p>
          </table:table-cell>
          <table:table-cell table:number-columns-repeated="2"/>
          <table:table-cell table:formula="of:=SUM([.D60:.M6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2"/>
          <table:table-cell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2"/>
          <table:table-cell table:formula="of:=SUM([.D62:.M62])/10" office:value-type="float" office:value="127030.7" calcext:value-type="float">
            <text:p>127031</text:p>
          </table:table-cell>
          <table:table-cell/>
        </table:table-row>
        <table:table-row table:style-name="ro1">
          <table:table-cell table:number-columns-repeated="16"/>
          <table:table-cell table:formula="of:=SUM([.D63:.M63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office:value-type="float" office:value="143136" calcext:value-type="float">
            <text:p>143136</text:p>
          </table:table-cell>
          <table:table-cell office:value-type="float" office:value="122647" calcext:value-type="float">
            <text:p>122647</text:p>
          </table:table-cell>
          <table:table-cell office:value-type="float" office:value="127031" calcext:value-type="float">
            <text:p>127031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08448" calcext:value-type="float">
            <text:p>108448</text:p>
          </table:table-cell>
          <table:table-cell office:value-type="float" office:value="137742" calcext:value-type="float">
            <text:p>137742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359" calcext:value-type="float">
            <text:p>126359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/>
          <table:table-cell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office:value-type="float" office:value="128693" calcext:value-type="float">
            <text:p>128693</text:p>
          </table:table-cell>
          <table:table-cell office:value-type="float" office:value="96344" calcext:value-type="float">
            <text:p>96344</text:p>
          </table:table-cell>
          <table:table-cell office:value-type="float" office:value="125453" calcext:value-type="float">
            <text:p>125453</text:p>
          </table:table-cell>
          <table:table-cell office:value-type="float" office:value="108639" calcext:value-type="float">
            <text:p>108639</text:p>
          </table:table-cell>
          <table:table-cell office:value-type="float" office:value="145319" calcext:value-type="float">
            <text:p>145319</text:p>
          </table:table-cell>
          <table:table-cell office:value-type="float" office:value="122885" calcext:value-type="float">
            <text:p>122885</text:p>
          </table:table-cell>
          <table:table-cell office:value-type="float" office:value="141029" calcext:value-type="float">
            <text:p>14102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4525" calcext:value-type="float">
            <text:p>124525</text:p>
          </table:table-cell>
          <table:table-cell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2"/>
          <table:table-cell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office:value-type="float" office:value="138223" calcext:value-type="float">
            <text:p>138223</text:p>
          </table:table-cell>
          <table:table-cell office:value-type="float" office:value="113557" calcext:value-type="float">
            <text:p>113557</text:p>
          </table:table-cell>
          <table:table-cell office:value-type="float" office:value="122524" calcext:value-type="float">
            <text:p>122524</text:p>
          </table:table-cell>
          <table:table-cell office:value-type="float" office:value="130725" calcext:value-type="float">
            <text:p>130725</text:p>
          </table:table-cell>
          <table:table-cell office:value-type="float" office:value="147647" calcext:value-type="float">
            <text:p>147647</text:p>
          </table:table-cell>
          <table:table-cell office:value-type="float" office:value="108052" calcext:value-type="float">
            <text:p>108052</text:p>
          </table:table-cell>
          <table:table-cell office:value-type="float" office:value="141698" calcext:value-type="float">
            <text:p>141698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6385" calcext:value-type="float">
            <text:p>126385</text:p>
          </table:table-cell>
          <table:table-cell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2"/>
          <table:table-cell table:formula="of:=SUM([.D66:.M66])/10" office:value-type="float" office:value="126640.2" calcext:value-type="float">
            <text:p>1266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office:value-type="float" office:value="142250" calcext:value-type="float">
            <text:p>142250</text:p>
          </table:table-cell>
          <table:table-cell office:value-type="float" office:value="121955" calcext:value-type="float">
            <text:p>121955</text:p>
          </table:table-cell>
          <table:table-cell office:value-type="float" office:value="124590" calcext:value-type="float">
            <text:p>124590</text:p>
          </table:table-cell>
          <table:table-cell office:value-type="float" office:value="115819" calcext:value-type="float">
            <text:p>115819</text:p>
          </table:table-cell>
          <table:table-cell office:value-type="float" office:value="133423" calcext:value-type="float">
            <text:p>133423</text:p>
          </table:table-cell>
          <table:table-cell office:value-type="float" office:value="112412" calcext:value-type="float">
            <text:p>112412</text:p>
          </table:table-cell>
          <table:table-cell office:value-type="float" office:value="143383" calcext:value-type="float">
            <text:p>143383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8476" calcext:value-type="float">
            <text:p>128476</text:p>
          </table:table-cell>
          <table:table-cell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2"/>
          <table:table-cell table:formula="of:=SUM([.D67:.M67])/10" office:value-type="float" office:value="126474.2" calcext:value-type="float">
            <text:p>1264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139" calcext:value-type="float">
            <text:p>137139</text:p>
          </table:table-cell>
          <table:table-cell office:value-type="float" office:value="122758" calcext:value-type="float">
            <text:p>122758</text:p>
          </table:table-cell>
          <table:table-cell office:value-type="float" office:value="124590" calcext:value-type="float">
            <text:p>124590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13274" calcext:value-type="float">
            <text:p>113274</text:p>
          </table:table-cell>
          <table:table-cell office:value-type="float" office:value="145443" calcext:value-type="float">
            <text:p>145443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200" calcext:value-type="float">
            <text:p>126200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/>
          <table:table-cell table:formula="of:=SUM([.D68:.M68])/10" office:value-type="float" office:value="127329.6" calcext:value-type="float">
            <text:p>127330</text:p>
          </table:table-cell>
          <table:table-cell/>
        </table:table-row>
        <table:table-row table:style-name="ro1">
          <table:table-cell table:number-columns-repeated="16"/>
          <table:table-cell table:formula="of:=SUM([.D69:.M69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SUM([.D70:.M7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office:value-type="float" office:value="134670" calcext:value-type="float">
            <text:p>134670</text:p>
          </table:table-cell>
          <table:table-cell office:value-type="float" office:value="104128" calcext:value-type="float">
            <text:p>104128</text:p>
          </table:table-cell>
          <table:table-cell office:value-type="float" office:value="144711" calcext:value-type="float">
            <text:p>144711</text:p>
          </table:table-cell>
          <table:table-cell office:value-type="float" office:value="123884" calcext:value-type="float">
            <text:p>123884</text:p>
          </table:table-cell>
          <table:table-cell office:value-type="float" office:value="139325" calcext:value-type="float">
            <text:p>139325</text:p>
          </table:table-cell>
          <table:table-cell office:value-type="float" office:value="119109" calcext:value-type="float">
            <text:p>119109</text:p>
          </table:table-cell>
          <table:table-cell office:value-type="float" office:value="146830" calcext:value-type="float">
            <text:p>146830</text:p>
          </table:table-cell>
          <table:table-cell office:value-type="float" office:value="143307" calcext:value-type="float">
            <text:p>143307</text:p>
          </table:table-cell>
          <table:table-cell office:value-type="float" office:value="144184" calcext:value-type="float">
            <text:p>144184</text:p>
          </table:table-cell>
          <table:table-cell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office:value-type="float" office:value="119251" calcext:value-type="float">
            <text:p>119251</text:p>
          </table:table-cell>
          <table:table-cell office:value-type="float" office:value="118861" calcext:value-type="float">
            <text:p>118861</text:p>
          </table:table-cell>
          <table:table-cell office:value-type="float" office:value="126935" calcext:value-type="float">
            <text:p>126935</text:p>
          </table:table-cell>
          <table:table-cell office:value-type="float" office:value="105461" calcext:value-type="float">
            <text:p>105461</text:p>
          </table:table-cell>
          <table:table-cell office:value-type="float" office:value="136454" calcext:value-type="float">
            <text:p>136454</text:p>
          </table:table-cell>
          <table:table-cell office:value-type="float" office:value="119961" calcext:value-type="float">
            <text:p>119961</text:p>
          </table:table-cell>
          <table:table-cell office:value-type="float" office:value="150999" calcext:value-type="float">
            <text:p>150999</text:p>
          </table:table-cell>
          <table:table-cell office:value-type="float" office:value="116381" calcext:value-type="float">
            <text:p>116381</text:p>
          </table:table-cell>
          <table:table-cell office:value-type="float" office:value="147696" calcext:value-type="float">
            <text:p>147696</text:p>
          </table:table-cell>
          <table:table-cell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2"/>
          <table:table-cell table:formula="of:=SUM([.D72:.M72])/10" office:value-type="float" office:value="124726.7" calcext:value-type="float">
            <text:p>124727</text:p>
          </table:table-cell>
          <table:table-cell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office:value-type="float" office:value="145877" calcext:value-type="float">
            <text:p>145877</text:p>
          </table:table-cell>
          <table:table-cell office:value-type="float" office:value="131565" calcext:value-type="float">
            <text:p>131565</text:p>
          </table:table-cell>
          <table:table-cell office:value-type="float" office:value="140932" calcext:value-type="float">
            <text:p>140932</text:p>
          </table:table-cell>
          <table:table-cell office:value-type="float" office:value="105601" calcext:value-type="float">
            <text:p>105601</text:p>
          </table:table-cell>
          <table:table-cell office:value-type="float" office:value="140762" calcext:value-type="float">
            <text:p>140762</text:p>
          </table:table-cell>
          <table:table-cell office:value-type="float" office:value="126283" calcext:value-type="float">
            <text:p>126283</text:p>
          </table:table-cell>
          <table:table-cell office:value-type="float" office:value="137648" calcext:value-type="float">
            <text:p>137648</text:p>
          </table:table-cell>
          <table:table-cell office:value-type="float" office:value="129737" calcext:value-type="float">
            <text:p>129737</text:p>
          </table:table-cell>
          <table:table-cell office:value-type="float" office:value="136673" calcext:value-type="float">
            <text:p>136673</text:p>
          </table:table-cell>
          <table:table-cell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 table:number-columns-repeated="11"/>
          <table:table-cell office:value-type="float" office:value="126718" calcext:value-type="float">
            <text:p>126718</text:p>
          </table:table-cell>
          <table:table-cell table:number-columns-repeated="2"/>
          <table:table-cell table:formula="of:=SUM([.D74:.M74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SUM([.D75:.M75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SUM([.D76:.M76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office:value-type="float" office:value="135977" calcext:value-type="float">
            <text:p>135977</text:p>
          </table:table-cell>
          <table:table-cell office:value-type="float" office:value="110820" calcext:value-type="float">
            <text:p>110820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5649" calcext:value-type="float">
            <text:p>105649</text:p>
          </table:table-cell>
          <table:table-cell office:value-type="float" office:value="137928" calcext:value-type="float">
            <text:p>137928</text:p>
          </table:table-cell>
          <table:table-cell office:value-type="float" office:value="129657" calcext:value-type="float">
            <text:p>129657</text:p>
          </table:table-cell>
          <table:table-cell office:value-type="float" office:value="149263" calcext:value-type="float">
            <text:p>149263</text:p>
          </table:table-cell>
          <table:table-cell office:value-type="float" office:value="122913" calcext:value-type="float">
            <text:p>122913</text:p>
          </table:table-cell>
          <table:table-cell office:value-type="float" office:value="151558" calcext:value-type="float">
            <text:p>151558</text:p>
          </table:table-cell>
          <table:table-cell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2"/>
          <table:table-cell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office:value-type="float" office:value="142922" calcext:value-type="float">
            <text:p>142922</text:p>
          </table:table-cell>
          <table:table-cell office:value-type="float" office:value="124117" calcext:value-type="float">
            <text:p>124117</text:p>
          </table:table-cell>
          <table:table-cell office:value-type="float" office:value="143094" calcext:value-type="float">
            <text:p>143094</text:p>
          </table:table-cell>
          <table:table-cell office:value-type="float" office:value="102012" calcext:value-type="float">
            <text:p>102012</text:p>
          </table:table-cell>
          <table:table-cell office:value-type="float" office:value="125798" calcext:value-type="float">
            <text:p>125798</text:p>
          </table:table-cell>
          <table:table-cell office:value-type="float" office:value="122004" calcext:value-type="float">
            <text:p>122004</text:p>
          </table:table-cell>
          <table:table-cell office:value-type="float" office:value="142942" calcext:value-type="float">
            <text:p>142942</text:p>
          </table:table-cell>
          <table:table-cell office:value-type="float" office:value="120645" calcext:value-type="float">
            <text:p>120645</text:p>
          </table:table-cell>
          <table:table-cell office:value-type="float" office:value="147432" calcext:value-type="float">
            <text:p>147432</text:p>
          </table:table-cell>
          <table:table-cell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2"/>
          <table:table-cell table:formula="of:=SUM([.D78:.M78])/10" office:value-type="float" office:value="128292.3" calcext:value-type="float">
            <text:p>128292</text:p>
          </table:table-cell>
          <table:table-cell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office:value-type="float" office:value="133348" calcext:value-type="float">
            <text:p>133348</text:p>
          </table:table-cell>
          <table:table-cell office:value-type="float" office:value="121571" calcext:value-type="float">
            <text:p>121571</text:p>
          </table:table-cell>
          <table:table-cell office:value-type="float" office:value="132393" calcext:value-type="float">
            <text:p>132393</text:p>
          </table:table-cell>
          <table:table-cell office:value-type="float" office:value="100849" calcext:value-type="float">
            <text:p>100849</text:p>
          </table:table-cell>
          <table:table-cell office:value-type="float" office:value="133134" calcext:value-type="float">
            <text:p>133134</text:p>
          </table:table-cell>
          <table:table-cell office:value-type="float" office:value="123395" calcext:value-type="float">
            <text:p>123395</text:p>
          </table:table-cell>
          <table:table-cell office:value-type="float" office:value="148603" calcext:value-type="float">
            <text:p>148603</text:p>
          </table:table-cell>
          <table:table-cell office:value-type="float" office:value="112677" calcext:value-type="float">
            <text:p>112677</text:p>
          </table:table-cell>
          <table:table-cell office:value-type="float" office:value="153023" calcext:value-type="float">
            <text:p>153023</text:p>
          </table:table-cell>
          <table:table-cell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2"/>
          <table:table-cell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number-columns-repeated="16"/>
          <table:table-cell table:formula="of:=SUM([.D80:.M8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office:value-type="float" office:value="145188" calcext:value-type="float">
            <text:p>145188</text:p>
          </table:table-cell>
          <table:table-cell office:value-type="float" office:value="114623" calcext:value-type="float">
            <text:p>114623</text:p>
          </table:table-cell>
          <table:table-cell office:value-type="float" office:value="127415" calcext:value-type="float">
            <text:p>127415</text:p>
          </table:table-cell>
          <table:table-cell office:value-type="float" office:value="104396" calcext:value-type="float">
            <text:p>104396</text:p>
          </table:table-cell>
          <table:table-cell office:value-type="float" office:value="132801" calcext:value-type="float">
            <text:p>132801</text:p>
          </table:table-cell>
          <table:table-cell office:value-type="float" office:value="123607" calcext:value-type="float">
            <text:p>123607</text:p>
          </table:table-cell>
          <table:table-cell office:value-type="float" office:value="144930" calcext:value-type="float">
            <text:p>144930</text:p>
          </table:table-cell>
          <table:table-cell office:value-type="float" office:value="124597" calcext:value-type="float">
            <text:p>124597</text:p>
          </table:table-cell>
          <table:table-cell office:value-type="float" office:value="138175" calcext:value-type="float">
            <text:p>138175</text:p>
          </table:table-cell>
          <table:table-cell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2"/>
          <table:table-cell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number-columns-repeated="16"/>
          <table:table-cell table:formula="of:=SUM([.D82:.M82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office:value-type="float" office:value="125885" calcext:value-type="float">
            <text:p>125885</text:p>
          </table:table-cell>
          <table:table-cell office:value-type="float" office:value="114065" calcext:value-type="float">
            <text:p>114065</text:p>
          </table:table-cell>
          <table:table-cell office:value-type="float" office:value="140693" calcext:value-type="float">
            <text:p>140693</text:p>
          </table:table-cell>
          <table:table-cell office:value-type="float" office:value="111850" calcext:value-type="float">
            <text:p>111850</text:p>
          </table:table-cell>
          <table:table-cell office:value-type="float" office:value="139489" calcext:value-type="float">
            <text:p>139489</text:p>
          </table:table-cell>
          <table:table-cell office:value-type="float" office:value="119378" calcext:value-type="float">
            <text:p>119378</text:p>
          </table:table-cell>
          <table:table-cell office:value-type="float" office:value="141479" calcext:value-type="float">
            <text:p>141479</text:p>
          </table:table-cell>
          <table:table-cell office:value-type="float" office:value="114172" calcext:value-type="float">
            <text:p>114172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12" office:value-type="float" office:value="128981" calcext:value-type="float">
            <text:p>128981</text:p>
          </table:table-cell>
          <table:table-cell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table:number-columns-repeated="16"/>
          <table:table-cell table:formula="of:=SUM([.D84:.M84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office:value-type="float" office:value="130443" calcext:value-type="float">
            <text:p>130443</text:p>
          </table:table-cell>
          <table:table-cell office:value-type="float" office:value="111651" calcext:value-type="float">
            <text:p>111651</text:p>
          </table:table-cell>
          <table:table-cell office:value-type="float" office:value="129998" calcext:value-type="float">
            <text:p>129998</text:p>
          </table:table-cell>
          <table:table-cell office:value-type="float" office:value="110782" calcext:value-type="float">
            <text:p>110782</text:p>
          </table:table-cell>
          <table:table-cell office:value-type="float" office:value="130753" calcext:value-type="float">
            <text:p>130753</text:p>
          </table:table-cell>
          <table:table-cell office:value-type="float" office:value="109068" calcext:value-type="float">
            <text:p>109068</text:p>
          </table:table-cell>
          <table:table-cell office:value-type="float" office:value="150535" calcext:value-type="float">
            <text:p>150535</text:p>
          </table:table-cell>
          <table:table-cell office:value-type="float" office:value="118405" calcext:value-type="float">
            <text:p>118405</text:p>
          </table:table-cell>
          <table:table-cell office:value-type="float" office:value="138360" calcext:value-type="float">
            <text:p>138360</text:p>
          </table:table-cell>
          <table:table-cell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formula="of:=SUM([.D85:.M85])/10" office:value-type="float" office:value="123545.7" calcext:value-type="float">
            <text:p>123546</text:p>
          </table:table-cell>
          <table:table-cell table:style-name="Default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office:value-type="float" office:value="125779" calcext:value-type="float">
            <text:p>125779</text:p>
          </table:table-cell>
          <table:table-cell office:value-type="float" office:value="122075" calcext:value-type="float">
            <text:p>122075</text:p>
          </table:table-cell>
          <table:table-cell office:value-type="float" office:value="137743" calcext:value-type="float">
            <text:p>137743</text:p>
          </table:table-cell>
          <table:table-cell office:value-type="float" office:value="107194" calcext:value-type="float">
            <text:p>107194</text:p>
          </table:table-cell>
          <table:table-cell office:value-type="float" office:value="130579" calcext:value-type="float">
            <text:p>130579</text:p>
          </table:table-cell>
          <table:table-cell office:value-type="float" office:value="111121" calcext:value-type="float">
            <text:p>111121</text:p>
          </table:table-cell>
          <table:table-cell office:value-type="float" office:value="154378" calcext:value-type="float">
            <text:p>154378</text:p>
          </table:table-cell>
          <table:table-cell office:value-type="float" office:value="121766" calcext:value-type="float">
            <text:p>121766</text:p>
          </table:table-cell>
          <table:table-cell office:value-type="float" office:value="139439" calcext:value-type="float">
            <text:p>139439</text:p>
          </table:table-cell>
          <table:table-cell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2"/>
          <table:table-cell table:formula="of:=SUM([.D86:.M86])/10" office:value-type="float" office:value="125449.2" calcext:value-type="float">
            <text:p>125449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37291" calcext:value-type="float">
            <text:p>137291</text:p>
          </table:table-cell>
          <table:table-cell office:value-type="float" office:value="119741" calcext:value-type="float">
            <text:p>119741</text:p>
          </table:table-cell>
          <table:table-cell office:value-type="float" office:value="132566" calcext:value-type="float">
            <text:p>132566</text:p>
          </table:table-cell>
          <table:table-cell office:value-type="float" office:value="100649" calcext:value-type="float">
            <text:p>100649</text:p>
          </table:table-cell>
          <table:table-cell office:value-type="float" office:value="139720" calcext:value-type="float">
            <text:p>139720</text:p>
          </table:table-cell>
          <table:table-cell office:value-type="float" office:value="113088" calcext:value-type="float">
            <text:p>113088</text:p>
          </table:table-cell>
          <table:table-cell office:value-type="float" office:value="144945" calcext:value-type="float">
            <text:p>144945</text:p>
          </table:table-cell>
          <table:table-cell office:value-type="float" office:value="116064" calcext:value-type="float">
            <text:p>116064</text:p>
          </table:table-cell>
          <table:table-cell office:value-type="float" office:value="144849" calcext:value-type="float">
            <text:p>144849</text:p>
          </table:table-cell>
          <table:table-cell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2"/>
          <table:table-cell table:formula="of:=SUM([.D87:.M87])/10" office:value-type="float" office:value="125808.1" calcext:value-type="float">
            <text:p>125808</text:p>
          </table:table-cell>
          <table:table-cell table:style-name="Default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136541" calcext:value-type="float">
            <text:p>136541</text:p>
          </table:table-cell>
          <table:table-cell office:value-type="float" office:value="115957" calcext:value-type="float">
            <text:p>115957</text:p>
          </table:table-cell>
          <table:table-cell office:value-type="float" office:value="132806" calcext:value-type="float">
            <text:p>132806</text:p>
          </table:table-cell>
          <table:table-cell office:value-type="float" office:value="120739" calcext:value-type="float">
            <text:p>120739</text:p>
          </table:table-cell>
          <table:table-cell office:value-type="float" office:value="142520" calcext:value-type="float">
            <text:p>142520</text:p>
          </table:table-cell>
          <table:table-cell office:value-type="float" office:value="116809" calcext:value-type="float">
            <text:p>116809</text:p>
          </table:table-cell>
          <table:table-cell office:value-type="float" office:value="143395" calcext:value-type="float">
            <text:p>143395</text:p>
          </table:table-cell>
          <table:table-cell office:value-type="float" office:value="117380" calcext:value-type="float">
            <text:p>117380</text:p>
          </table:table-cell>
          <table:table-cell office:value-type="float" office:value="148386" calcext:value-type="float">
            <text:p>148386</text:p>
          </table:table-cell>
          <table:table-cell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31256" calcext:value-type="float">
            <text:p>131256</text:p>
          </table:table-cell>
          <table:table-cell office:value-type="float" office:value="114682" calcext:value-type="float">
            <text:p>114682</text:p>
          </table:table-cell>
          <table:table-cell office:value-type="float" office:value="135932" calcext:value-type="float">
            <text:p>135932</text:p>
          </table:table-cell>
          <table:table-cell office:value-type="float" office:value="109670" calcext:value-type="float">
            <text:p>109670</text:p>
          </table:table-cell>
          <table:table-cell office:value-type="float" office:value="138601" calcext:value-type="float">
            <text:p>138601</text:p>
          </table:table-cell>
          <table:table-cell office:value-type="float" office:value="124290" calcext:value-type="float">
            <text:p>124290</text:p>
          </table:table-cell>
          <table:table-cell office:value-type="float" office:value="145790" calcext:value-type="float">
            <text:p>145790</text:p>
          </table:table-cell>
          <table:table-cell office:value-type="float" office:value="118607" calcext:value-type="float">
            <text:p>118607</text:p>
          </table:table-cell>
          <table:table-cell office:value-type="float" office:value="143523" calcext:value-type="float">
            <text:p>143523</text:p>
          </table:table-cell>
          <table:table-cell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formula="of:=SUM([.D89:.M89])/10" office:value-type="float" office:value="128309.7" calcext:value-type="float">
            <text:p>128310</text:p>
          </table:table-cell>
          <table:table-cell table:style-name="Default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131009" calcext:value-type="float">
            <text:p>131009</text:p>
          </table:table-cell>
          <table:table-cell office:value-type="float" office:value="119308" calcext:value-type="float">
            <text:p>119308</text:p>
          </table:table-cell>
          <table:table-cell office:value-type="float" office:value="137251" calcext:value-type="float">
            <text:p>137251</text:p>
          </table:table-cell>
          <table:table-cell office:value-type="float" office:value="119320" calcext:value-type="float">
            <text:p>119320</text:p>
          </table:table-cell>
          <table:table-cell office:value-type="float" office:value="136128" calcext:value-type="float">
            <text:p>136128</text:p>
          </table:table-cell>
          <table:table-cell office:value-type="float" office:value="117914" calcext:value-type="float">
            <text:p>117914</text:p>
          </table:table-cell>
          <table:table-cell office:value-type="float" office:value="140506" calcext:value-type="float">
            <text:p>140506</text:p>
          </table:table-cell>
          <table:table-cell office:value-type="float" office:value="118362" calcext:value-type="float">
            <text:p>118362</text:p>
          </table:table-cell>
          <table:table-cell office:value-type="float" office:value="152015" calcext:value-type="float">
            <text:p>152015</text:p>
          </table:table-cell>
          <table:table-cell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formula="of:=SUM([.D90:.M90])/10" office:value-type="float" office:value="129578.3" calcext:value-type="float">
            <text:p>129578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27883" calcext:value-type="float">
            <text:p>127883</text:p>
          </table:table-cell>
          <table:table-cell office:value-type="float" office:value="118995" calcext:value-type="float">
            <text:p>118995</text:p>
          </table:table-cell>
          <table:table-cell office:value-type="float" office:value="136249" calcext:value-type="float">
            <text:p>136249</text:p>
          </table:table-cell>
          <table:table-cell office:value-type="float" office:value="115969" calcext:value-type="float">
            <text:p>115969</text:p>
          </table:table-cell>
          <table:table-cell office:value-type="float" office:value="137843" calcext:value-type="float">
            <text:p>137843</text:p>
          </table:table-cell>
          <table:table-cell office:value-type="float" office:value="120030" calcext:value-type="float">
            <text:p>120030</text:p>
          </table:table-cell>
          <table:table-cell office:value-type="float" office:value="140628" calcext:value-type="float">
            <text:p>140628</text:p>
          </table:table-cell>
          <table:table-cell office:value-type="float" office:value="117675" calcext:value-type="float">
            <text:p>117675</text:p>
          </table:table-cell>
          <table:table-cell office:value-type="float" office:value="146419" calcext:value-type="float">
            <text:p>146419</text:p>
          </table:table-cell>
          <table:table-cell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formula="of:=SUM([.D91:.M91])/10" office:value-type="float" office:value="128909.4" calcext:value-type="float">
            <text:p>128909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128560" calcext:value-type="float">
            <text:p>128560</text:p>
          </table:table-cell>
          <table:table-cell office:value-type="float" office:value="121642" calcext:value-type="float">
            <text:p>121642</text:p>
          </table:table-cell>
          <table:table-cell office:value-type="float" office:value="133986" calcext:value-type="float">
            <text:p>133986</text:p>
          </table:table-cell>
          <table:table-cell office:value-type="float" office:value="111677" calcext:value-type="float">
            <text:p>111677</text:p>
          </table:table-cell>
          <table:table-cell office:value-type="float" office:value="138541" calcext:value-type="float">
            <text:p>138541</text:p>
          </table:table-cell>
          <table:table-cell office:value-type="float" office:value="121825" calcext:value-type="float">
            <text:p>121825</text:p>
          </table:table-cell>
          <table:table-cell office:value-type="float" office:value="148504" calcext:value-type="float">
            <text:p>148504</text:p>
          </table:table-cell>
          <table:table-cell office:value-type="float" office:value="119672" calcext:value-type="float">
            <text:p>119672</text:p>
          </table:table-cell>
          <table:table-cell office:value-type="float" office:value="147319" calcext:value-type="float">
            <text:p>147319</text:p>
          </table:table-cell>
          <table:table-cell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formula="of:=SUM([.D92:.M92])/10" office:value-type="float" office:value="129756.5" calcext:value-type="float">
            <text:p>129757</text:p>
          </table:table-cell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office:value-type="float" office:value="127869" calcext:value-type="float">
            <text:p>127869</text:p>
          </table:table-cell>
          <table:table-cell office:value-type="float" office:value="113831" calcext:value-type="float">
            <text:p>113831</text:p>
          </table:table-cell>
          <table:table-cell office:value-type="float" office:value="138669" calcext:value-type="float">
            <text:p>138669</text:p>
          </table:table-cell>
          <table:table-cell office:value-type="float" office:value="112425" calcext:value-type="float">
            <text:p>112425</text:p>
          </table:table-cell>
          <table:table-cell office:value-type="float" office:value="138561" calcext:value-type="float">
            <text:p>138561</text:p>
          </table:table-cell>
          <table:table-cell office:value-type="float" office:value="119955" calcext:value-type="float">
            <text:p>119955</text:p>
          </table:table-cell>
          <table:table-cell office:value-type="float" office:value="138675" calcext:value-type="float">
            <text:p>138675</text:p>
          </table:table-cell>
          <table:table-cell office:value-type="float" office:value="116007" calcext:value-type="float">
            <text:p>116007</text:p>
          </table:table-cell>
          <table:table-cell office:value-type="float" office:value="146760" calcext:value-type="float">
            <text:p>146760</text:p>
          </table:table-cell>
          <table:table-cell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formula="of:=SUM([.D93:.M93])/10" office:value-type="float" office:value="128259.7" calcext:value-type="float">
            <text:p>128260</text:p>
          </table:table-cell>
          <table:table-cell table:style-name="Default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office:value-type="float" office:value="130167" calcext:value-type="float">
            <text:p>130167</text:p>
          </table:table-cell>
          <table:table-cell office:value-type="float" office:value="122060" calcext:value-type="float">
            <text:p>122060</text:p>
          </table:table-cell>
          <table:table-cell office:value-type="float" office:value="134573" calcext:value-type="float">
            <text:p>134573</text:p>
          </table:table-cell>
          <table:table-cell office:value-type="float" office:value="120195" calcext:value-type="float">
            <text:p>120195</text:p>
          </table:table-cell>
          <table:table-cell office:value-type="float" office:value="138489" calcext:value-type="float">
            <text:p>138489</text:p>
          </table:table-cell>
          <table:table-cell office:value-type="float" office:value="118420" calcext:value-type="float">
            <text:p>118420</text:p>
          </table:table-cell>
          <table:table-cell office:value-type="float" office:value="140234" calcext:value-type="float">
            <text:p>140234</text:p>
          </table:table-cell>
          <table:table-cell office:value-type="float" office:value="120403" calcext:value-type="float">
            <text:p>120403</text:p>
          </table:table-cell>
          <table:table-cell office:value-type="float" office:value="147079" calcext:value-type="float">
            <text:p>147079</text:p>
          </table:table-cell>
          <table:table-cell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formula="of:=SUM([.D94:.M94])/10" office:value-type="float" office:value="130022.3" calcext:value-type="float">
            <text:p>130022</text:p>
          </table:table-cell>
          <table:table-cell table:style-name="Default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18001" calcext:value-type="float">
            <text:p>118001</text:p>
          </table:table-cell>
          <table:table-cell office:value-type="float" office:value="136750" calcext:value-type="float">
            <text:p>136750</text:p>
          </table:table-cell>
          <table:table-cell office:value-type="float" office:value="114398" calcext:value-type="float">
            <text:p>114398</text:p>
          </table:table-cell>
          <table:table-cell office:value-type="float" office:value="136584" calcext:value-type="float">
            <text:p>136584</text:p>
          </table:table-cell>
          <table:table-cell office:value-type="float" office:value="129646" calcext:value-type="float">
            <text:p>129646</text:p>
          </table:table-cell>
          <table:table-cell office:value-type="float" office:value="149643" calcext:value-type="float">
            <text:p>149643</text:p>
          </table:table-cell>
          <table:table-cell office:value-type="float" office:value="119861" calcext:value-type="float">
            <text:p>119861</text:p>
          </table:table-cell>
          <table:table-cell office:value-type="float" office:value="141663" calcext:value-type="float">
            <text:p>141663</text:p>
          </table:table-cell>
          <table:table-cell office:value-type="float" office:value="81100" calcext:value-type="float">
            <text:p>81100</text:p>
          </table:table-cell>
          <table:table-cell table:number-columns-repeated="3"/>
          <table:table-cell table:formula="of:=SUM([.D95:.M95])/10" office:value-type="float" office:value="125631.3" calcext:value-type="float">
            <text:p>125631</text:p>
          </table:table-cell>
          <table:table-cell table:style-name="Default" office:value-type="string" calcext:value-type="string">
            <text:p>Bugged, stuck if bestPump too far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41663" calcext:value-type="float">
            <text:p>141663</text:p>
          </table:table-cell>
          <table:table-cell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2"/>
          <table:table-cell table:formula="of:=SUM([.D96:.M96])/10" office:value-type="float" office:value="129092.8" calcext:value-type="float">
            <text:p>129093</text:p>
          </table:table-cell>
          <table:table-cell table:style-name="Default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office:value-type="float" office:value="129099" calcext:value-type="float">
            <text:p>129099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41633" calcext:value-type="float">
            <text:p>141633</text:p>
          </table:table-cell>
          <table:table-cell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2"/>
          <table:table-cell table:formula="of:=SUM([.D97:.M97])/10" office:value-type="float" office:value="128316" calcext:value-type="float">
            <text:p>128316</text:p>
          </table:table-cell>
          <table:table-cell table:style-name="Default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table:style-name="Default" office:value-type="float" office:value="133916" calcext:value-type="float">
            <text:p>133916</text:p>
          </table:table-cell>
          <table:table-cell table:style-name="Default" office:value-type="float" office:value="123256" calcext:value-type="float">
            <text:p>123256</text:p>
          </table:table-cell>
          <table:table-cell table:style-name="Default" office:value-type="float" office:value="140242" calcext:value-type="float">
            <text:p>140242</text:p>
          </table:table-cell>
          <table:table-cell table:style-name="Default" office:value-type="float" office:value="112928" calcext:value-type="float">
            <text:p>112928</text:p>
          </table:table-cell>
          <table:table-cell table:style-name="Default" office:value-type="float" office:value="136255" calcext:value-type="float">
            <text:p>136255</text:p>
          </table:table-cell>
          <table:table-cell table:style-name="Default" office:value-type="float" office:value="122076" calcext:value-type="float">
            <text:p>122076</text:p>
          </table:table-cell>
          <table:table-cell table:style-name="Default" office:value-type="float" office:value="138624" calcext:value-type="float">
            <text:p>138624</text:p>
          </table:table-cell>
          <table:table-cell table:style-name="Default" office:value-type="float" office:value="119198" calcext:value-type="float">
            <text:p>119198</text:p>
          </table:table-cell>
          <table:table-cell table:style-name="Default" office:value-type="float" office:value="150459" calcext:value-type="float">
            <text:p>150459</text:p>
          </table:table-cell>
          <table:table-cell table:style-name="Default"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2"/>
          <table:table-cell table:formula="of:=SUM([.D98:.M98])/10" office:value-type="float" office:value="129680.3" calcext:value-type="float">
            <text:p>129680</text:p>
          </table:table-cell>
          <table:table-cell table:style-name="Default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table:style-name="Default" office:value-type="float" office:value="124977" calcext:value-type="float">
            <text:p>124977</text:p>
          </table:table-cell>
          <table:table-cell table:style-name="Default" office:value-type="float" office:value="120550" calcext:value-type="float">
            <text:p>120550</text:p>
          </table:table-cell>
          <table:table-cell table:style-name="Default" office:value-type="float" office:value="139351" calcext:value-type="float">
            <text:p>139351</text:p>
          </table:table-cell>
          <table:table-cell table:style-name="Default" office:value-type="float" office:value="121042" calcext:value-type="float">
            <text:p>121042</text:p>
          </table:table-cell>
          <table:table-cell table:style-name="Default" office:value-type="float" office:value="142520" calcext:value-type="float">
            <text:p>142520</text:p>
          </table:table-cell>
          <table:table-cell table:style-name="Default" office:value-type="float" office:value="121421" calcext:value-type="float">
            <text:p>121421</text:p>
          </table:table-cell>
          <table:table-cell table:style-name="Default" office:value-type="float" office:value="145546" calcext:value-type="float">
            <text:p>145546</text:p>
          </table:table-cell>
          <table:table-cell table:style-name="Default" office:value-type="float" office:value="117380" calcext:value-type="float">
            <text:p>117380</text:p>
          </table:table-cell>
          <table:table-cell table:style-name="Default" office:value-type="float" office:value="148386" calcext:value-type="float">
            <text:p>148386</text:p>
          </table:table-cell>
          <table:table-cell table:style-name="Default"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2"/>
          <table:table-cell table:formula="of:=SUM([.D99:.M99])/10" office:value-type="float" office:value="130394.6" calcext:value-type="float">
            <text:p>130395</text:p>
          </table:table-cell>
          <table:table-cell table:style-name="Default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table:style-name="Default" office:value-type="float" office:value="127952" calcext:value-type="float">
            <text:p>127952</text:p>
          </table:table-cell>
          <table:table-cell table:style-name="Default" office:value-type="float" office:value="118900" calcext:value-type="float">
            <text:p>118900</text:p>
          </table:table-cell>
          <table:table-cell table:style-name="Default" office:value-type="float" office:value="127728" calcext:value-type="float">
            <text:p>127728</text:p>
          </table:table-cell>
          <table:table-cell table:style-name="Default" office:value-type="float" office:value="120739" calcext:value-type="float">
            <text:p>120739</text:p>
          </table:table-cell>
          <table:table-cell table:style-name="Default" office:value-type="float" office:value="142520" calcext:value-type="float">
            <text:p>142520</text:p>
          </table:table-cell>
          <table:table-cell table:style-name="Default" office:value-type="float" office:value="121421" calcext:value-type="float">
            <text:p>121421</text:p>
          </table:table-cell>
          <table:table-cell table:style-name="Default" office:value-type="float" office:value="145546" calcext:value-type="float">
            <text:p>145546</text:p>
          </table:table-cell>
          <table:table-cell table:style-name="Default" office:value-type="float" office:value="117253" calcext:value-type="float">
            <text:p>117253</text:p>
          </table:table-cell>
          <table:table-cell table:style-name="Default" office:value-type="float" office:value="148386" calcext:value-type="float">
            <text:p>148386</text:p>
          </table:table-cell>
          <table:table-cell table:style-name="Default"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101:.M101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102:.M102])/10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14:29:16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3T16:50:37.266000000</dc:date>
    <meta:editing-duration>PT7H34M14S</meta:editing-duration>
    <meta:editing-cycles>96</meta:editing-cycles>
    <meta:generator>LibreOffice/6.2.0.3$Windows_X86_64 LibreOffice_project/98c6a8a1c6c7b144ce3cc729e34964b47ce25d62</meta:generator>
    <meta:document-statistic meta:table-count="1" meta:cell-count="1135" meta:object-count="0"/>
  </office:meta>
</office:document-meta>
</file>